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automatic-styles>
    <style:style style:name="P1"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4" style:family="paragraph" style:parent-style-name="Text_20_body">
      <style:text-properties fo:color="#000000" loext:opacity="100%" officeooo:rsid="00126ca9" officeooo:paragraph-rsid="00126ca9" fo:background-color="transparent"/>
    </style:style>
    <style:style style:name="P5" style:family="paragraph" style:parent-style-name="Text_20_body">
      <style:text-properties fo:color="#000000" loext:opacity="100%" fo:background-color="transparent"/>
    </style:style>
    <style:style style:name="P6" style:family="paragraph" style:parent-style-name="Text_20_body">
      <style:text-properties fo:color="#000000" loext:opacity="100%" fo:font-size="20pt" fo:font-weight="bold" officeooo:rsid="00126ca9" officeooo:paragraph-rsid="00126ca9" fo:background-color="transparent" style:font-size-asian="20pt" style:font-weight-asian="bold" style:font-size-complex="20pt" style:font-weight-complex="bold"/>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1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6"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7"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8"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9"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list-style-name="L5">
      <style:paragraph-properties fo:margin-left="0cm" fo:margin-right="0cm"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officeooo:rsid="0010e77b"/>
    </style:style>
    <style:style style:name="T2"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3" style:family="text">
      <style:text-properties fo:font-variant="normal" fo:text-transform="none" style:font-name="Source Serif Pro" fo:font-size="13.5pt" fo:letter-spacing="normal" fo:font-style="normal" fo:font-weight="normal" loext:padding="0cm" loext:border="none"/>
    </style:style>
    <style:style style:name="T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5"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6"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7"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8" style:family="text">
      <style:text-properties fo:font-variant="normal" fo:text-transform="none" fo:color="#dddddd" loext:opacity="100%" fo:letter-spacing="normal" fo:background-color="#272822" loext:char-shading-value="0" loext:padding="0cm" loext:border="none"/>
    </style:style>
    <style:style style:name="T9"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10"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11"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12" style:family="text">
      <style:text-properties fo:font-variant="normal" fo:text-transform="none" fo:color="#080808" loext:opacity="100%" style:font-name="0" fo:font-size="10.5pt" fo:letter-spacing="normal" fo:font-style="normal" fo:font-weight="normal" fo:background-color="transparent" loext:char-shading-value="0" style:font-size-asian="10.5pt" loext:padding="0cm" loext:border="none"/>
    </style:style>
    <style:style style:name="T13" style:family="text">
      <style:text-properties fo:color="#080808" loext:opacity="100%" style:font-name="Liberation Mono1" fo:font-size="10.5pt" fo:font-style="normal" fo:font-weight="normal" style:font-size-asian="10.5pt" style:font-style-asian="normal" style:font-weight-asian="normal"/>
    </style:style>
    <style:style style:name="T14" style:family="text">
      <style:text-properties fo:color="#0033b3" loext:opacity="100%" style:font-name="Liberation Mono1" fo:font-size="10.5pt" fo:font-style="normal" fo:font-weight="normal" style:font-size-asian="10.5pt" style:font-style-asian="normal" style:font-weight-asian="normal"/>
    </style:style>
    <style:style style:name="T15" style:family="text">
      <style:text-properties fo:color="#000000" loext:opacity="100%" style:font-name="Liberation Mono1" fo:font-size="10.5pt" fo:font-style="normal" fo:font-weight="normal" style:font-size-asian="10.5pt" style:font-style-asian="normal" style:font-weight-asian="normal"/>
    </style:style>
    <style:style style:name="T16" style:family="text">
      <style:text-properties fo:color="#00627a" loext:opacity="100%" style:font-name="Liberation Mono1" fo:font-size="10.5pt" fo:font-style="normal" fo:font-weight="normal" style:font-size-asian="10.5pt" style:font-style-asian="normal" style:font-weight-asian="normal"/>
    </style:style>
    <style:style style:name="T17" style:family="text">
      <style:text-properties fo:color="#871094" loext:opacity="100%" style:font-name="Liberation Mono1" fo:font-size="10.5pt" fo:font-style="normal" fo:font-weight="normal" style:font-size-asian="10.5pt" style:font-style-asian="normal" style:font-weight-asian="normal"/>
    </style:style>
    <style:style style:name="T18" style:family="text">
      <style:text-properties fo:color="#067d17" loext:opacity="100%" style:font-name="Liberation Mono1" fo:font-size="10.5pt" fo:font-style="normal" fo:font-weight="normal" style:font-size-asian="10.5pt" style:font-style-asian="normal" style:font-weight-asian="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tividade </text:span>construindo um sistema especialista</text:p>
      <text:p text:style-name="P5"/>
      <text:p text:style-name="P7">Exploramos como os sistemas baseados em conhecimento utilizam fatos e regras para resolver problemas de maneira lógica e precisa. </text:p>
      <text:p text:style-name="P7"/>
      <text:p text:style-name="P8">Imagine que você está desenvolvendo um sistema para auxiliar médicos no diagnóstico de condições respiratórias com base em sintomas relatados por pacientes. Esse sistema usará uma base de conhecimento com fatos e regras e aplicará lógica proposicional para gerar diagnósticos precisos e confiáveis.</text:p>
      <text:p text:style-name="P8">Sua tarefa é construir esse sistema especialista, utilizando uma linguagem de programação como Python, com as seguintes etapas:</text:p>
      <text:p text:style-name="P2"><text:span text:style-name="Strong_20_Emphasis"><text:span text:style-name="T5">1 - Definir a base de conhecimento:</text:span></text:span></text:p>
      <text:list xml:id="list3723291670" text:style-name="L1">
        <text:list-header>
          <text:p text:style-name="P11">Crie uma estrutura para armazenar:</text:p>
          <text:list>
            <text:list-item>
              <text:p text:style-name="P11">Fatos: Informações fornecidas pelo paciente (ex.: febre alta, tosse, dificuldade para respirar).</text:p>
            </text:list-item>
            <text:list-item>
              <text:p text:style-name="P12">Regras: Relações entre os fatos que indicam possíveis diagnósticos (ex.: "Se febre alta e tosse, então infecção respiratória").</text:p>
            </text:list-item>
          </text:list>
        </text:list-header>
      </text:list>
      <text:p text:style-name="P2"><text:span text:style-name="T4">Implemente a base de conhecimento como uma classe chamada </text:span><text:span text:style-name="Source_20_Text"><text:span text:style-name="T5">BaseDeConhecimento</text:span></text:span><text:span text:style-name="T4"> que gerencie os fatos e as regras.</text:span></text:p>
      <text:p text:style-name="P2"><text:span text:style-name="Strong_20_Emphasis"><text:span text:style-name="T5"/></text:span></text:p>
      <text:p text:style-name="P2"><text:span text:style-name="Strong_20_Emphasis"><text:span text:style-name="T5">2 - Desenvolver o mecanismo de inferência:</text:span></text:span></text:p>
      <text:list xml:id="list2873975969" text:style-name="L2">
        <text:list-header>
          <text:p text:style-name="P21"><text:span text:style-name="T4">Implemente uma classe chamada </text:span><text:span text:style-name="Source_20_Text"><text:span text:style-name="T5">SistemaEspecialista</text:span></text:span><text:span text:style-name="T4"> que:</text:span></text:p>
          <text:list>
            <text:list-item>
              <text:p text:style-name="P13">Receba a base de conhecimento.</text:p>
            </text:list-item>
            <text:list-item>
              <text:p text:style-name="P13">Utilize lógica proposicional para inferir conclusões com base nos fatos e regras fornecidos.</text:p>
            </text:list-item>
            <text:list-item>
              <text:p text:style-name="P14">Use uma abordagem que permita aplicar as regras sequencialmente até chegar a um diagnóstico.</text:p>
            </text:list-item>
          </text:list>
        </text:list-header>
      </text:list>
      <text:p text:style-name="P2"><text:span text:style-name="Strong_20_Emphasis"><text:span text:style-name="T5">3 - Implementar os diagnósticos:</text:span></text:span></text:p>
      <text:list xml:id="list1845124321" text:style-name="L3">
        <text:list-header>
          <text:p text:style-name="P15">Insira exemplos de fatos (sintomas relatados por um paciente).</text:p>
          <text:list>
            <text:list-item>
              <text:p text:style-name="P16">Use as regras da base de conhecimento para deduzir diagnósticos, explicando o raciocínio seguido.</text:p>
            </text:list-item>
          </text:list>
        </text:list-header>
      </text:list>
      <text:p text:style-name="P2"><text:span text:style-name="Strong_20_Emphasis"><text:span text:style-name="T5"/></text:span></text:p>
      <text:p text:style-name="P2"><text:span text:style-name="Strong_20_Emphasis"><text:span text:style-name="T5"/></text:span></text:p>
      <text:p text:style-name="P2"><text:soft-page-break/><text:span text:style-name="Strong_20_Emphasis"><text:span text:style-name="T5">4 - Testar o sistema:</text:span></text:span></text:p>
      <text:list xml:id="list4238185968" text:style-name="L4">
        <text:list-header>
          <text:p text:style-name="P17">Adicione regras como:</text:p>
          <text:list>
            <text:list-item>
              <text:p text:style-name="P17">Se febre alta e tosse, então infecção respiratória.</text:p>
            </text:list-item>
            <text:list-item>
              <text:p text:style-name="P18">Se infecção respiratória e dificuldade para respirar, então pneumonia.</text:p>
            </text:list-item>
          </text:list>
        </text:list-header>
      </text:list>
      <text:p text:style-name="P8">Insira um conjunto de fatos e teste se o sistema chega aos diagnósticos corretos</text:p>
      <text:p text:style-name="P6">Resposta:</text:p>
      <text:p text:style-name="P4"><text:span text:style-name="Strong_20_Emphasis"><text:span text:style-name="T3">Passo 1 - Base de conhecimento:</text:span></text:span></text:p>
      <text:p text:style-name="P2"><text:span text:style-name="T4">Comece criando a classe </text:span><text:span text:style-name="Source_20_Text"><text:span text:style-name="T5">BaseDeConhecimento</text:span></text:span><text:span text:style-name="T4"> com dois atributos principais:</text:span></text:p>
      <text:list xml:id="list3817505607" text:style-name="L5">
        <text:list-item>
          <text:p text:style-name="P19">Uma lista de fatos (ex.: ["febre alta", "tosse"]).</text:p>
        </text:list-item>
        <text:list-item>
          <text:p text:style-name="P22"><text:span text:style-name="T4">Uma lista de regras, onde cada regra é representada como uma relação lógica (ex.: </text:span><text:span text:style-name="Source_20_Text"><text:span text:style-name="T5">(P ∧ Q) → R)</text:span></text:span><text:span text:style-name="T4">.</text:span></text:p>
        </text:list-item>
      </text:list>
      <text:p text:style-name="P2"><text:span text:style-name="Strong_20_Emphasis"><text:span text:style-name="T5">Passo 2 - Mecanismo de inferência:</text:span></text:span></text:p>
      <text:p text:style-name="P2"><text:span text:style-name="T4">Implemente a classe </text:span><text:span text:style-name="Source_20_Text"><text:span text:style-name="T5">SistemaEspecialista</text:span></text:span><text:span text:style-name="T4">, que receba a base de conhecimento e aplique as regras de forma iterativa. Use lógica proposicional simples para verificar se os fatos ativam alguma regra e, caso positivo, adicione a conclusão aos fatos.</text:span></text:p>
      <text:p text:style-name="P2"><text:span text:style-name="Strong_20_Emphasis"><text:span text:style-name="T5">Passo 3 - Teste com exemplos reais:</text:span></text:span></text:p>
      <text:p text:style-name="P8">Adicione exemplos de sintomas relatados por um paciente. Insira regras na base de conhecimento e teste o mecanismo de inferência para verificar se o sistema gera o diagnóstico correto.</text:p>
      <text:p text:style-name="P2"><text:span text:style-name="Strong_20_Emphasis"><text:span text:style-name="T5">Exemplo de implementação (em Python):</text:span></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10"><text:span text:style-name="Strong_20_Emphasis"><text:span text:style-name="T12"><text:s text:c="3"/></text:span></text:span><text:span text:style-name="T14">class </text:span><text:span text:style-name="T15">BaseDeConhecimento</text:span><text:span text:style-name="T13">:</text:span><text:line-break/><text:span text:style-name="T13"> <text:s text:c="3"/>def </text:span><text:span text:style-name="T16">__init__</text:span><text:span text:style-name="T13">(</text:span><text:span text:style-name="T17">self</text:span><text:span text:style-name="T13">):</text:span><text:line-break/><text:span text:style-name="T13"> <text:s text:c="3"/></text:span><text:span text:style-name="T17">self</text:span><text:span text:style-name="T13">.fatos = []</text:span><text:line-break/><text:span text:style-name="T13"> <text:s text:c="3"/></text:span><text:span text:style-name="T17">self</text:span><text:span text:style-name="T13">.regras = []</text:span><text:line-break/><text:line-break/><text:span text:style-name="T13"> <text:s text:c="3"/>def </text:span><text:span text:style-name="T16">adicionar_fato</text:span><text:span text:style-name="T13">(</text:span><text:span text:style-name="T17">self</text:span><text:span text:style-name="T13">, fato):</text:span><text:line-break/><text:span text:style-name="T13"> <text:s text:c="11"/></text:span><text:span text:style-name="T17">self</text:span><text:span text:style-name="T13">.fatos.append(fato)</text:span><text:line-break/><text:line-break/><text:span text:style-name="T13"> <text:s text:c="3"/>def </text:span><text:span text:style-name="T16">adicionar_regra</text:span><text:span text:style-name="T13">(</text:span><text:span text:style-name="T17">self</text:span><text:span text:style-name="T13">, condicao, conclusao):</text:span><text:line-break/><text:span text:style-name="T13"> <text:s text:c="11"/></text:span><text:span text:style-name="T17">self</text:span><text:span text:style-name="T13">.regras.append((condicao, conclusao))</text:span><text:line-break/><text:line-break/><text:span text:style-name="T13"> <text:s text:c="3"/></text:span><text:span text:style-name="T14">class </text:span><text:span text:style-name="T15">SistemaEspecialista</text:span><text:span text:style-name="T13">:</text:span><text:line-break/><text:span text:style-name="T13"> <text:s text:c="3"/>def </text:span><text:span text:style-name="T16">__init__</text:span><text:span text:style-name="T13">(</text:span><text:span text:style-name="T17">self</text:span><text:span text:style-name="T13">, base_conhecimento):</text:span><text:line-break/><text:span text:style-name="T13"> <text:s text:c="3"/></text:span><text:span text:style-name="T17">self</text:span><text:span text:style-name="T13">.base_conhecimento = base_conhecimento</text:span><text:line-break/><text:line-break/><text:span text:style-name="T13"> <text:s text:c="3"/>def </text:span><text:span text:style-name="T16">inferir</text:span><text:span text:style-name="T13">(</text:span><text:span text:style-name="T17">self</text:span><text:span text:style-name="T13">):</text:span><text:line-break/><text:soft-page-break/><text:span text:style-name="T13"> <text:s text:c="3"/>novos_fatos = True</text:span><text:line-break/><text:span text:style-name="T13"> <text:s text:c="7"/></text:span><text:span text:style-name="T14">while </text:span><text:span text:style-name="T13">novos_fatos:</text:span><text:line-break/><text:span text:style-name="T13"> <text:s text:c="3"/>novos_fatos = False</text:span><text:line-break/><text:span text:style-name="T13"> <text:s text:c="11"/></text:span><text:span text:style-name="T14">for </text:span><text:span text:style-name="T13">condicao, conclusao in </text:span><text:span text:style-name="T17">self</text:span><text:span text:style-name="T13">.base_conhecimento.regras:</text:span><text:line-break/><text:span text:style-name="T13"> <text:s text:c="11"/></text:span><text:span text:style-name="T14">if </text:span><text:span text:style-name="T16">all</text:span><text:span text:style-name="T13">(fato </text:span><text:span text:style-name="T15">in </text:span><text:span text:style-name="T17">self</text:span><text:span text:style-name="T13">.base_conhecimento.fatos </text:span><text:span text:style-name="T14">for </text:span><text:span text:style-name="T13">fato </text:span><text:span text:style-name="T17">in </text:span><text:span text:style-name="T13">condicao):</text:span><text:line-break/><text:span text:style-name="T13"> <text:s text:c="11"/></text:span><text:span text:style-name="T14">if </text:span><text:span text:style-name="T13">conclusao not </text:span><text:span text:style-name="T17">in </text:span><text:span text:style-name="T13">self.base_conhecimento.fatos:</text:span><text:line-break/><text:span text:style-name="T13"> <text:s text:c="11"/></text:span><text:span text:style-name="T17">self</text:span><text:span text:style-name="T13">.base_conhecimento.fatos.append(conclusao)</text:span><text:line-break/><text:span text:style-name="T13"> <text:s text:c="3"/>novos_fatos = True</text:span><text:line-break/><text:line-break/><text:span text:style-name="T13"># Criando a </text:span><text:span text:style-name="T17">base </text:span><text:span text:style-name="T13">de conhecimento</text:span><text:line-break/><text:span text:style-name="T13"> <text:s text:c="11"/></text:span><text:span text:style-name="T17">base </text:span><text:span text:style-name="T13">= BaseDeConhecimento()</text:span><text:line-break/><text:line-break/><text:span text:style-name="T13"># Adicionando fatos</text:span><text:line-break/><text:span text:style-name="T17">base</text:span><text:span text:style-name="T13">.adicionar_fato(</text:span><text:span text:style-name="T18">"febre alta"</text:span><text:span text:style-name="T13">)</text:span><text:line-break/><text:span text:style-name="T13"> <text:s text:c="7"/></text:span><text:span text:style-name="T17">base</text:span><text:span text:style-name="T13">.adicionar_fato(</text:span><text:span text:style-name="T18">"tosse"</text:span><text:span text:style-name="T13">)</text:span><text:line-break/><text:line-break/><text:span text:style-name="T13"> <text:s text:c="7"/># Adicionando regras</text:span><text:line-break/><text:span text:style-name="T17">base</text:span><text:span text:style-name="T13">.adicionar_regra([</text:span><text:span text:style-name="T18">"febre alta"</text:span><text:span text:style-name="T13">, </text:span><text:span text:style-name="T18">"tosse"</text:span><text:span text:style-name="T13">], </text:span><text:span text:style-name="T18">"infecção respiratória"</text:span><text:span text:style-name="T13">)</text:span><text:line-break/><text:span text:style-name="T13"> <text:s text:c="7"/></text:span><text:span text:style-name="T17">base</text:span><text:span text:style-name="T13">.adicionar_regra([</text:span><text:span text:style-name="T18">"infecção respiratória"</text:span><text:span text:style-name="T13">, </text:span><text:span text:style-name="T18">"dificuldade para respirar"</text:span><text:span text:style-name="T13">], </text:span><text:span text:style-name="T18">"pneumonia"</text:span><text:span text:style-name="T13">)</text:span><text:line-break/><text:line-break/><text:span text:style-name="T13"> <text:s text:c="7"/># Criando o sistema especialista</text:span><text:line-break/><text:span text:style-name="T13"> <text:s text:c="3"/>sistema = </text:span><text:span text:style-name="T16">SistemaEspecialista</text:span><text:span text:style-name="T13">(</text:span><text:span text:style-name="T17">base</text:span><text:span text:style-name="T13">)</text:span><text:line-break/><text:line-break/><text:span text:style-name="T13"># Executando a inferência</text:span><text:line-break/><text:span text:style-name="T13">sistema.inferir()</text:span><text:line-break/><text:line-break/><text:span text:style-name="T13"> <text:s text:c="7"/># Exibindo os </text:span><text:span text:style-name="T17">fatos </text:span><text:span text:style-name="T13">atualizados</text:span><text:line-break/><text:span text:style-name="T13"> <text:s text:c="3"/></text:span><text:span text:style-name="T16">print</text:span><text:span text:style-name="T13">(</text:span><text:span text:style-name="T18">"Fatos inferidos:"</text:span><text:span text:style-name="T13">)</text:span><text:line-break/><text:span text:style-name="T13"> <text:s text:c="3"/></text:span><text:span text:style-name="T16">print</text:span><text:span text:style-name="T13">(</text:span><text:span text:style-name="T17">base</text:span><text:span text:style-name="T13">.fato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5:29:28.805274023</meta:creation-date>
    <dc:date>2025-09-15T10:04:17.434236274</dc:date>
    <meta:editing-duration>PT4M20S</meta:editing-duration>
    <meta:editing-cycles>4</meta:editing-cycles>
    <meta:generator>LibreOffice/7.3.7.2$Linux_X86_64 LibreOffice_project/30$Build-2</meta:generator>
    <meta:document-statistic meta:table-count="0" meta:image-count="0" meta:object-count="0" meta:page-count="3" meta:paragraph-count="33" meta:word-count="507" meta:character-count="3925" meta:non-whitespace-character-count="3258"/>
  </office:meta>
</office:document-meta>
</file>